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officeooo:rsid="00025de2" officeooo:paragraph-rsid="00025de2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fo:font-size="14pt" fo:font-weight="bold" officeooo:rsid="00025de2" officeooo:paragraph-rsid="00025de2" style:font-size-asian="12.25pt" style:font-weight-asian="bold" style:font-size-complex="14pt" style:font-weight-complex="bold"/>
    </style:style>
    <style:style style:name="P3" style:family="paragraph" style:parent-style-name="Standard">
      <style:text-properties officeooo:rsid="00039f3a" officeooo:paragraph-rsid="00039f3a"/>
    </style:style>
    <style:style style:name="P4" style:family="paragraph" style:parent-style-name="Standard">
      <style:text-properties officeooo:paragraph-rsid="00039f3a"/>
    </style:style>
    <style:style style:name="P5" style:family="paragraph" style:parent-style-name="Standard">
      <style:text-properties officeooo:rsid="000b0e43" officeooo:paragraph-rsid="000b0e43"/>
    </style:style>
    <style:style style:name="T1" style:family="text">
      <style:text-properties officeooo:rsid="00039f3a"/>
    </style:style>
    <style:style style:name="T2" style:family="text">
      <style:text-properties officeooo:rsid="000625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CRIPT</text:p>
      <text:p text:style-name="P2"/>
      <text:p text:style-name="P3">O que o JavaScript faz?</text:p>
      <text:p text:style-name="P4"><text:span text:style-name="T1">Quase tudo. O proposito da criação do JS foi para o client side, mas com a evolução da linguagem ela também roda no serve side ele roda até em mobile. </text:span><text:span text:style-name="T2">Bibliotecas e Frameworks baseados em JavaScript: Jquery, angular, react, react native, vue, electron, ionic, gorduva. Node js serve para rodar o JS fora do browser. </text:span></text:p>
      <text:p text:style-name="P5">(Todos os arquivos vão está no github <text:s/>ferramenta utilizada: git Kraken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5:20:05.435441379</meta:creation-date>
    <meta:editing-duration>PT26M52S</meta:editing-duration>
    <meta:editing-cycles>4</meta:editing-cycles>
    <meta:generator>LibreOffice/6.4.3.2$Linux_X86_64 LibreOffice_project/40$Build-2</meta:generator>
    <dc:date>2020-05-16T16:00:18.223635792</dc:date>
    <meta:document-statistic meta:table-count="0" meta:image-count="0" meta:object-count="0" meta:page-count="1" meta:paragraph-count="4" meta:word-count="73" meta:character-count="422" meta:non-whitespace-character-count="351"/>
  </office:meta>
</office:document-meta>
</file>